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e710" officeooo:paragraph-rsid="0007e710"/>
    </style:style>
    <style:style style:name="P2" style:family="paragraph" style:parent-style-name="Preformatted_20_Text">
      <loext:graphic-properties draw:fill="solid" draw:fill-color="#0e0f11" draw:opacity="100%"/>
      <style:paragraph-properties fo:margin-top="0cm" fo:margin-bottom="0cm" style:contextual-spacing="false" fo:orphans="2" fo:widows="2" fo:background-color="#0e0f11" fo:padding-left="0.529cm" fo:padding-right="0cm" fo:padding-top="0.529cm" fo:padding-bottom="0.529cm" fo:border-left="0.06pt solid #000000" fo:border-right="none" fo:border-top="0.06pt solid #000000" fo:border-bottom="0.06pt solid #000000"/>
      <style:text-properties officeooo:paragraph-rsid="0007e710"/>
    </style:style>
    <style:style style:name="P3" style:family="paragraph" style:parent-style-name="Standard">
      <style:text-properties officeooo:rsid="00047064" officeooo:paragraph-rsid="00047064"/>
    </style:style>
    <style:style style:name="P4" style:family="paragraph" style:parent-style-name="Standard">
      <style:text-properties officeooo:rsid="00047064" officeooo:paragraph-rsid="00052bb1"/>
    </style:style>
    <style:style style:name="P5" style:family="paragraph" style:parent-style-name="Standard">
      <style:text-properties officeooo:rsid="0005239d" officeooo:paragraph-rsid="0005239d"/>
    </style:style>
    <style:style style:name="P6" style:family="paragraph" style:parent-style-name="Standard">
      <style:text-properties officeooo:rsid="0006de51" officeooo:paragraph-rsid="0006de51"/>
    </style:style>
    <style:style style:name="P7" style:family="paragraph" style:parent-style-name="Standard">
      <style:text-properties officeooo:rsid="0007e710" officeooo:paragraph-rsid="0007e710"/>
    </style:style>
    <style:style style:name="P8" style:family="paragraph" style:parent-style-name="Standard">
      <style:text-properties officeooo:paragraph-rsid="0007e710"/>
    </style:style>
    <style:style style:name="P9" style:family="paragraph" style:parent-style-name="Standard">
      <style:text-properties fo:color="#000000" loext:opacity="100%" officeooo:rsid="0007e710" officeooo:paragraph-rsid="0007e710"/>
    </style:style>
    <style:style style:name="P10" style:family="paragraph" style:parent-style-name="Standard">
      <style:text-properties fo:font-weight="bold" officeooo:rsid="0006de51" officeooo:paragraph-rsid="0006de51" style:font-weight-asian="bold" style:font-weight-complex="bold"/>
    </style:style>
    <style:style style:name="P11" style:family="paragraph" style:parent-style-name="Standard">
      <style:text-properties fo:font-weight="bold" officeooo:rsid="00047064" officeooo:paragraph-rsid="00047064" style:font-weight-asian="bold" style:font-weight-complex="bold"/>
    </style:style>
    <style:style style:name="T1" style:family="text">
      <style:text-properties officeooo:rsid="00052bb1"/>
    </style:style>
    <style:style style:name="T2" style:family="text">
      <style:text-properties officeooo:rsid="0007e710"/>
    </style:style>
    <style:style style:name="T3" style:family="text">
      <style:text-properties fo:font-variant="normal" fo:text-transform="none" fo:color="#e5eff5" loext:opacity="100%" style:font-name="monospace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e5eff5" loext:opacity="100%" style:font-name="monospace" fo:letter-spacing="normal" fo:font-style="normal" fo:font-weight="normal" officeooo:rsid="0007e710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monospace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monospace" fo:letter-spacing="normal" fo:font-style="normal" fo:font-weight="normal" officeooo:rsid="0007e710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становка сервера SSH на Debian</text:p>
      <text:p text:style-name="P3"/>
      <text:p text:style-name="P3">sudo apt-get update</text:p>
      <text:p text:style-name="P3">sudo apt-get install openssh-server</text:p>
      <text:p text:style-name="P3"/>
      <text:p text:style-name="P3">Проверка состояния:</text:p>
      <text:p text:style-name="P3">sudo systemctl status ssh</text:p>
      <text:p text:style-name="P3"/>
      <text:p text:style-name="P3">Запуск ssh-сервера</text:p>
      <text:p text:style-name="P3">sudo service ssh start</text:p>
      <text:p text:style-name="P3"/>
      <text:p text:style-name="P3">Остановка</text:p>
      <text:p text:style-name="P4">sudo service ssh st<text:span text:style-name="T1">op</text:span></text:p>
      <text:p text:style-name="P3"/>
      <text:p text:style-name="P5">Рестарт</text:p>
      <text:p text:style-name="P5">sudo systemctl restart sshd</text:p>
      <text:p text:style-name="P5"/>
      <text:p text:style-name="P5"/>
      <text:p text:style-name="P6">Подключение через командную строку:</text:p>
      <text:p text:style-name="P6">ssh &lt;имя удаленного пользователя&gt;@&lt;наименование или IP удаленного сервера&gt;</text:p>
      <text:p text:style-name="P6"/>
      <text:p text:style-name="P6">например:</text:p>
      <text:p text:style-name="P6">ssh <text:a xlink:type="simple" xlink:href="mailto:admin@192.168.1.5" text:style-name="Internet_20_link" text:visited-style-name="Visited_20_Internet_20_Link">admin@192.168.1.5</text:a></text:p>
      <text:p text:style-name="P6"/>
      <text:p text:style-name="P5"/>
      <text:p text:style-name="P6">GUI-клиент для обмена файлами</text:p>
      <text:p text:style-name="P6">ставим krusader:</text:p>
      <text:p text:style-name="P6">sudo apt install krusader</text:p>
      <text:p text:style-name="P6"/>
      <text:p text:style-name="P6">Подключение:</text:p>
      <text:p text:style-name="P6">Tools → New Net Connection, протокол – sftp, указать хост, username и password</text:p>
      <text:p text:style-name="P6"/>
      <text:p text:style-name="P6">На удаленном компе должен быть включен ssh-сервер</text:p>
      <text:p text:style-name="P6"/>
      <text:p text:style-name="P6"/>
      <text:p text:style-name="P10">Установка сервера SSH на Windows</text:p>
      <text:p text:style-name="P6"/>
      <text:p text:style-name="P6">Скачать дистриб – WinScp-6.1.1-Portable</text:p>
      <text:p text:style-name="P6">Распаковываем и кладем в <text:a xlink:type="simple" xlink:href="../../../../../../C:/Program" text:style-name="Internet_20_link" text:visited-style-name="Visited_20_Internet_20_Link">C:\Program</text:a> Files\OpenSSH</text:p>
      <text:p text:style-name="P7">Запускаем под админом PowerShell и запускаем команду:</text:p>
      <text:p text:style-name="P7"/>
      <text:p text:style-name="P1"><text:span text:style-name="Source_20_Text"><text:span text:style-name="T5">PS C:\Users\user1&gt; Get-ChildItem $env:ProgramData\ssh\ssh_host_*_key | ForEach-Object { . $env:ProgramFiles\OpenSSH\ssh-keygen.exe -l -f $_ }</text:span></text:span></text:p>
      <text:p text:style-name="P9"/>
      <text:p text:style-name="P7">Будет вывод с хешами для различных алгоритмов</text:p>
      <text:p text:style-name="P7"/>
      <text:p text:style-name="P7">Далее запускаем из списка сервисов службы:</text:p>
      <text:p text:style-name="P7"/>
      <text:p text:style-name="P7">OpenSSH Authentication Agent и OpenSSH SSH Server</text:p>
      <text:p text:style-name="P7"/>
      <text:p text:style-name="P7">Ставим GUI-клиент, это WinSCP</text:p>
      <text:p text:style-name="P7"/>
      <text:p text:style-name="P8"><text:span text:style-name="T2">Готов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9-17T14:20:31.611690052</dc:date>
    <meta:editing-duration>PT16M51S</meta:editing-duration>
    <meta:editing-cycles>5</meta:editing-cycles>
    <meta:document-statistic meta:table-count="0" meta:image-count="0" meta:object-count="0" meta:page-count="1" meta:paragraph-count="31" meta:word-count="138" meta:character-count="1067" meta:non-whitespace-character-count="958"/>
  </office:meta>
</office:document-meta>
</file>